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5e7cc16"/>
    </style:style>
    <style:style style:name="P2"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3" style:family="paragraph" style:parent-style-name="Standard">
      <style:text-properties fo:language="ru" fo:country="RU" officeooo:rsid="1327ae62" officeooo:paragraph-rsid="16da3a64"/>
    </style:style>
    <style:style style:name="P4"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1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1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1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c231b17" officeooo:paragraph-rsid="1c8cafb3"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1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1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1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officeooo:rsid="19507971"/>
    </style:style>
    <style:style style:name="T55" style:family="text">
      <style:text-properties officeooo:rsid="1952d0e5"/>
    </style:style>
    <style:style style:name="T56" style:family="text">
      <style:text-properties officeooo:rsid="19549fc9"/>
    </style:style>
    <style:style style:name="T57" style:family="text">
      <style:text-properties officeooo:rsid="1954e59f"/>
    </style:style>
    <style:style style:name="T58" style:family="text">
      <style:text-properties officeooo:rsid="19633827"/>
    </style:style>
    <style:style style:name="T59" style:family="text">
      <style:text-properties officeooo:rsid="196c8328"/>
    </style:style>
    <style:style style:name="T60" style:family="text">
      <style:text-properties officeooo:rsid="197d604a"/>
    </style:style>
    <style:style style:name="T61" style:family="text">
      <style:text-properties officeooo:rsid="19803b00"/>
    </style:style>
    <style:style style:name="T62" style:family="text">
      <style:text-properties officeooo:rsid="198141d8"/>
    </style:style>
    <style:style style:name="T63" style:family="text">
      <style:text-properties officeooo:rsid="1983db95"/>
    </style:style>
    <style:style style:name="T64" style:family="text">
      <style:text-properties officeooo:rsid="19856a7b"/>
    </style:style>
    <style:style style:name="T65" style:family="text">
      <style:text-properties officeooo:rsid="1987564a"/>
    </style:style>
    <style:style style:name="T66" style:family="text">
      <style:text-properties officeooo:rsid="198a524a"/>
    </style:style>
    <style:style style:name="T67" style:family="text">
      <style:text-properties officeooo:rsid="198bbc62"/>
    </style:style>
    <style:style style:name="T68" style:family="text">
      <style:text-properties officeooo:rsid="198d0a1d"/>
    </style:style>
    <style:style style:name="T69" style:family="text">
      <style:text-properties officeooo:rsid="198d8663"/>
    </style:style>
    <style:style style:name="T70" style:family="text">
      <style:text-properties officeooo:rsid="198fd146"/>
    </style:style>
    <style:style style:name="T71" style:family="text">
      <style:text-properties officeooo:rsid="19948690"/>
    </style:style>
    <style:style style:name="T72" style:family="text">
      <style:text-properties officeooo:rsid="19963606"/>
    </style:style>
    <style:style style:name="T73" style:family="text">
      <style:text-properties officeooo:rsid="1997cdca"/>
    </style:style>
    <style:style style:name="T74" style:family="text">
      <style:text-properties officeooo:rsid="1998250e"/>
    </style:style>
    <style:style style:name="T75" style:family="text">
      <style:text-properties officeooo:rsid="1999e832"/>
    </style:style>
    <style:style style:name="T76" style:family="text">
      <style:text-properties officeooo:rsid="199e7504"/>
    </style:style>
    <style:style style:name="T77" style:family="text">
      <style:text-properties officeooo:rsid="199ffab2"/>
    </style:style>
    <style:style style:name="T78" style:family="text">
      <style:text-properties officeooo:rsid="19a28d2f"/>
    </style:style>
    <style:style style:name="T79" style:family="text">
      <style:text-properties officeooo:rsid="19b16bb0"/>
    </style:style>
    <style:style style:name="T80" style:family="text">
      <style:text-properties officeooo:rsid="19bc92f4"/>
    </style:style>
    <style:style style:name="T81" style:family="text">
      <style:text-properties officeooo:rsid="19b9edff"/>
    </style:style>
    <style:style style:name="T82" style:family="text">
      <style:text-properties officeooo:rsid="19c5551f"/>
    </style:style>
    <style:style style:name="T83" style:family="text">
      <style:text-properties officeooo:rsid="19cd6837"/>
    </style:style>
    <style:style style:name="T84" style:family="text">
      <style:text-properties officeooo:rsid="19d04042"/>
    </style:style>
    <style:style style:name="T85" style:family="text">
      <style:text-properties officeooo:rsid="19d3c50c"/>
    </style:style>
    <style:style style:name="T86" style:family="text">
      <style:text-properties officeooo:rsid="19dd7feb"/>
    </style:style>
    <style:style style:name="T87" style:family="text">
      <style:text-properties officeooo:rsid="19e09aed"/>
    </style:style>
    <style:style style:name="T88" style:family="text">
      <style:text-properties officeooo:rsid="19e1cfcd"/>
    </style:style>
    <style:style style:name="T89" style:family="text">
      <style:text-properties officeooo:rsid="19e44d27"/>
    </style:style>
    <style:style style:name="T90" style:family="text">
      <style:text-properties officeooo:rsid="19e4e40c"/>
    </style:style>
    <style:style style:name="T91" style:family="text">
      <style:text-properties officeooo:rsid="19e8c761"/>
    </style:style>
    <style:style style:name="T92" style:family="text">
      <style:text-properties officeooo:rsid="19eaa6cd"/>
    </style:style>
    <style:style style:name="T93" style:family="text">
      <style:text-properties officeooo:rsid="19ec800f"/>
    </style:style>
    <style:style style:name="T94" style:family="text">
      <style:text-properties officeooo:rsid="19ee8d5a"/>
    </style:style>
    <style:style style:name="T95" style:family="text">
      <style:text-properties officeooo:rsid="19f2dce5"/>
    </style:style>
    <style:style style:name="T96" style:family="text">
      <style:text-properties officeooo:rsid="19f7b0c1"/>
    </style:style>
    <style:style style:name="T97" style:family="text">
      <style:text-properties officeooo:rsid="19f80ba0"/>
    </style:style>
    <style:style style:name="T98" style:family="text">
      <style:text-properties officeooo:rsid="1a013591"/>
    </style:style>
    <style:style style:name="T99" style:family="text">
      <style:text-properties officeooo:rsid="1a0387b0"/>
    </style:style>
    <style:style style:name="T100" style:family="text">
      <style:text-properties officeooo:rsid="1a1996e6"/>
    </style:style>
    <style:style style:name="T101" style:family="text">
      <style:text-properties officeooo:rsid="1a309250"/>
    </style:style>
    <style:style style:name="T102" style:family="text">
      <style:text-properties officeooo:rsid="1a33f416"/>
    </style:style>
    <style:style style:name="T103" style:family="text">
      <style:text-properties officeooo:rsid="1a3663f5"/>
    </style:style>
    <style:style style:name="T104" style:family="text">
      <style:text-properties officeooo:rsid="1a36849e"/>
    </style:style>
    <style:style style:name="T105" style:family="text">
      <style:text-properties officeooo:rsid="1a3e7439"/>
    </style:style>
    <style:style style:name="T106" style:family="text">
      <style:text-properties officeooo:rsid="1a3fd81a"/>
    </style:style>
    <style:style style:name="T107" style:family="text">
      <style:text-properties officeooo:rsid="1a421006"/>
    </style:style>
    <style:style style:name="T108" style:family="text">
      <style:text-properties officeooo:rsid="1a471f78"/>
    </style:style>
    <style:style style:name="T109" style:family="text">
      <style:text-properties officeooo:rsid="1a4c8d6d"/>
    </style:style>
    <style:style style:name="T110" style:family="text">
      <style:text-properties officeooo:rsid="1a57d3a5"/>
    </style:style>
    <style:style style:name="T111" style:family="text">
      <style:text-properties officeooo:rsid="1a5a81f8"/>
    </style:style>
    <style:style style:name="T112" style:family="text">
      <style:text-properties officeooo:rsid="1a670a48"/>
    </style:style>
    <style:style style:name="T113" style:family="text">
      <style:text-properties officeooo:rsid="1a6c9744"/>
    </style:style>
    <style:style style:name="T114" style:family="text">
      <style:text-properties officeooo:rsid="1a6d6eac"/>
    </style:style>
    <style:style style:name="T115" style:family="text">
      <style:text-properties officeooo:rsid="1a6f1f4c"/>
    </style:style>
    <style:style style:name="T116" style:family="text">
      <style:text-properties officeooo:rsid="1a7820f3"/>
    </style:style>
    <style:style style:name="T117" style:family="text">
      <style:text-properties officeooo:rsid="1a782a35"/>
    </style:style>
    <style:style style:name="T118" style:family="text">
      <style:text-properties officeooo:rsid="1a7b3718"/>
    </style:style>
    <style:style style:name="T119" style:family="text">
      <style:text-properties officeooo:rsid="1a7dc0ee"/>
    </style:style>
    <style:style style:name="T120" style:family="text">
      <style:text-properties officeooo:rsid="1a805cf5"/>
    </style:style>
    <style:style style:name="T121" style:family="text">
      <style:text-properties officeooo:rsid="1a81acda"/>
    </style:style>
    <style:style style:name="T122" style:family="text">
      <style:text-properties officeooo:rsid="1a838438"/>
    </style:style>
    <style:style style:name="T123" style:family="text">
      <style:text-properties officeooo:rsid="1a8417f9"/>
    </style:style>
    <style:style style:name="T124" style:family="text">
      <style:text-properties officeooo:rsid="1a86d5e3"/>
    </style:style>
    <style:style style:name="T125" style:family="text">
      <style:text-properties officeooo:rsid="1a889dcf"/>
    </style:style>
    <style:style style:name="T126" style:family="text">
      <style:text-properties officeooo:rsid="1a8b51b5"/>
    </style:style>
    <style:style style:name="T127" style:family="text">
      <style:text-properties officeooo:rsid="1a90d516"/>
    </style:style>
    <style:style style:name="T128" style:family="text">
      <style:text-properties officeooo:rsid="1a9277ce"/>
    </style:style>
    <style:style style:name="T129" style:family="text">
      <style:text-properties officeooo:rsid="1a935b18"/>
    </style:style>
    <style:style style:name="T130" style:family="text">
      <style:text-properties officeooo:rsid="1a9f7741"/>
    </style:style>
    <style:style style:name="T131" style:family="text">
      <style:text-properties officeooo:rsid="1aa3e978"/>
    </style:style>
    <style:style style:name="T132" style:family="text">
      <style:text-properties officeooo:rsid="1aaa2e38"/>
    </style:style>
    <style:style style:name="T133" style:family="text">
      <style:text-properties officeooo:rsid="1aab58bc"/>
    </style:style>
    <style:style style:name="T134" style:family="text">
      <style:text-properties officeooo:rsid="1aadba32"/>
    </style:style>
    <style:style style:name="T135" style:family="text">
      <style:text-properties officeooo:rsid="1ab70584"/>
    </style:style>
    <style:style style:name="T136" style:family="text">
      <style:text-properties officeooo:rsid="1ab7dd5f"/>
    </style:style>
    <style:style style:name="T137" style:family="text">
      <style:text-properties officeooo:rsid="1ac0271a"/>
    </style:style>
    <style:style style:name="T138" style:family="text">
      <style:text-properties officeooo:rsid="1ac6a1dc"/>
    </style:style>
    <style:style style:name="T139" style:family="text">
      <style:text-properties officeooo:rsid="1ada0c7a"/>
    </style:style>
    <style:style style:name="T140" style:family="text">
      <style:text-properties officeooo:rsid="1ae0965f"/>
    </style:style>
    <style:style style:name="T141" style:family="text">
      <style:text-properties officeooo:rsid="1ae514c6"/>
    </style:style>
    <style:style style:name="T142" style:family="text">
      <style:text-properties style:font-name="Liberation Serif1" officeooo:rsid="1ae514c6"/>
    </style:style>
    <style:style style:name="T143" style:family="text">
      <style:text-properties style:font-name="Liberation Serif1" officeooo:rsid="1af26c10"/>
    </style:style>
    <style:style style:name="T144" style:family="text">
      <style:text-properties style:font-name="Liberation Serif1" officeooo:rsid="1af3ce7e"/>
    </style:style>
    <style:style style:name="T145" style:family="text">
      <style:text-properties style:font-name="Liberation Serif1" officeooo:rsid="1af4bcc0"/>
    </style:style>
    <style:style style:name="T146" style:family="text">
      <style:text-properties style:font-name="Liberation Serif1" officeooo:rsid="1af57252"/>
    </style:style>
    <style:style style:name="T147" style:family="text">
      <style:text-properties style:font-name="Liberation Serif1" officeooo:rsid="1af68fb2"/>
    </style:style>
    <style:style style:name="T148" style:family="text">
      <style:text-properties style:font-name="Liberation Serif1" officeooo:rsid="1af713b4"/>
    </style:style>
    <style:style style:name="T149" style:family="text">
      <style:text-properties style:font-name="Liberation Serif1" officeooo:rsid="1af71da3"/>
    </style:style>
    <style:style style:name="T150" style:family="text">
      <style:text-properties style:font-name="Liberation Serif1" officeooo:rsid="1af8204a"/>
    </style:style>
    <style:style style:name="T151" style:family="text">
      <style:text-properties style:font-name="Liberation Serif1" officeooo:rsid="0019f43d"/>
    </style:style>
    <style:style style:name="T152" style:family="text">
      <style:text-properties style:font-name="Liberation Serif1" officeooo:rsid="1af960c5"/>
    </style:style>
    <style:style style:name="T153" style:family="text">
      <style:text-properties style:font-name="Liberation Serif1" officeooo:rsid="1afb4cff"/>
    </style:style>
    <style:style style:name="T154" style:family="text">
      <style:text-properties style:font-name="Liberation Serif1" officeooo:rsid="1afca0dc"/>
    </style:style>
    <style:style style:name="T155" style:family="text">
      <style:text-properties style:font-name="Liberation Serif1" officeooo:rsid="1afd1b86"/>
    </style:style>
    <style:style style:name="T156" style:family="text">
      <style:text-properties style:font-name="Liberation Serif1" officeooo:rsid="1afebe94"/>
    </style:style>
    <style:style style:name="T157" style:family="text">
      <style:text-properties style:font-name="Liberation Serif1" officeooo:rsid="1afedb79"/>
    </style:style>
    <style:style style:name="T158" style:family="text">
      <style:text-properties style:font-name="Liberation Serif1" officeooo:rsid="1aff1463"/>
    </style:style>
    <style:style style:name="T159" style:family="text">
      <style:text-properties style:font-name="Liberation Serif1" officeooo:rsid="1b0106b9"/>
    </style:style>
    <style:style style:name="T160" style:family="text">
      <style:text-properties style:font-name="Liberation Serif1" officeooo:rsid="1b016e00"/>
    </style:style>
    <style:style style:name="T161" style:family="text">
      <style:text-properties style:font-name="Liberation Serif1" officeooo:rsid="1b017059"/>
    </style:style>
    <style:style style:name="T162" style:family="text">
      <style:text-properties style:font-name="Liberation Serif1" officeooo:rsid="1b01e36e"/>
    </style:style>
    <style:style style:name="T163" style:family="text">
      <style:text-properties style:font-name="Liberation Serif1" fo:font-style="italic" officeooo:rsid="1b01e36e" style:font-style-asian="italic" style:font-style-complex="italic"/>
    </style:style>
    <style:style style:name="T164" style:family="text">
      <style:text-properties style:font-name="Liberation Serif1" officeooo:rsid="1b029c24"/>
    </style:style>
    <style:style style:name="T165" style:family="text">
      <style:text-properties style:font-name="Liberation Serif1" officeooo:rsid="1b04098f"/>
    </style:style>
    <style:style style:name="T166" style:family="text">
      <style:text-properties style:font-name="Liberation Serif1" officeooo:rsid="1b0451b9"/>
    </style:style>
    <style:style style:name="T167" style:family="text">
      <style:text-properties style:font-name="Liberation Serif1" officeooo:rsid="1b050bd2"/>
    </style:style>
    <style:style style:name="T168" style:family="text">
      <style:text-properties style:font-name="Liberation Serif1" officeooo:rsid="1b058670"/>
    </style:style>
    <style:style style:name="T169" style:family="text">
      <style:text-properties style:font-name="Liberation Serif1" officeooo:rsid="1b078348"/>
    </style:style>
    <style:style style:name="T170" style:family="text">
      <style:text-properties style:font-name="Liberation Serif1" officeooo:rsid="1bcb4d71"/>
    </style:style>
    <style:style style:name="T171" style:family="text">
      <style:text-properties style:font-name="Liberation Serif1" officeooo:rsid="1bedc647"/>
    </style:style>
    <style:style style:name="T172" style:family="text">
      <style:text-properties style:font-name="Liberation Serif1" officeooo:rsid="1327ae62"/>
    </style:style>
    <style:style style:name="T173" style:family="text">
      <style:text-properties officeooo:rsid="1b0a7cfa"/>
    </style:style>
    <style:style style:name="T174" style:family="text">
      <style:text-properties officeooo:rsid="1b15e919"/>
    </style:style>
    <style:style style:name="T175" style:family="text">
      <style:text-properties officeooo:rsid="1b1857c8"/>
    </style:style>
    <style:style style:name="T176" style:family="text">
      <style:text-properties officeooo:rsid="1b194574"/>
    </style:style>
    <style:style style:name="T177" style:family="text">
      <style:text-properties officeooo:rsid="1b1a84b3"/>
    </style:style>
    <style:style style:name="T178" style:family="text">
      <style:text-properties officeooo:rsid="1b1b1d8e"/>
    </style:style>
    <style:style style:name="T179" style:family="text">
      <style:text-properties officeooo:rsid="1b1d0a81"/>
    </style:style>
    <style:style style:name="T180" style:family="text">
      <style:text-properties officeooo:rsid="1b1f4ae8"/>
    </style:style>
    <style:style style:name="T181" style:family="text">
      <style:text-properties officeooo:rsid="1b2cf594"/>
    </style:style>
    <style:style style:name="T182" style:family="text">
      <style:text-properties officeooo:rsid="1b405eee"/>
    </style:style>
    <style:style style:name="T183" style:family="text">
      <style:text-properties officeooo:rsid="1b41c807"/>
    </style:style>
    <style:style style:name="T184" style:family="text">
      <style:text-properties officeooo:rsid="1b422fc7"/>
    </style:style>
    <style:style style:name="T185" style:family="text">
      <style:text-properties officeooo:rsid="1b4ab57e"/>
    </style:style>
    <style:style style:name="T186" style:family="text">
      <style:text-properties officeooo:rsid="1b4e1ffc"/>
    </style:style>
    <style:style style:name="T187" style:family="text">
      <style:text-properties officeooo:rsid="1b4f9bd2"/>
    </style:style>
    <style:style style:name="T188" style:family="text">
      <style:text-properties officeooo:rsid="1b5718b0"/>
    </style:style>
    <style:style style:name="T189" style:family="text">
      <style:text-properties officeooo:rsid="1b62c8f2"/>
    </style:style>
    <style:style style:name="T190" style:family="text">
      <style:text-properties officeooo:rsid="1b6d4c9d"/>
    </style:style>
    <style:style style:name="T191" style:family="text">
      <style:text-properties officeooo:rsid="1b6f3e35"/>
    </style:style>
    <style:style style:name="T192" style:family="text">
      <style:text-properties officeooo:rsid="1b899d3c"/>
    </style:style>
    <style:style style:name="T193" style:family="text">
      <style:text-properties officeooo:rsid="1b9d8372"/>
    </style:style>
    <style:style style:name="T194" style:family="text">
      <style:text-properties officeooo:rsid="1bae44ba"/>
    </style:style>
    <style:style style:name="T195" style:family="text">
      <style:text-properties officeooo:rsid="1bc7be14"/>
    </style:style>
    <style:style style:name="T196" style:family="text">
      <style:text-properties officeooo:rsid="1bc8b3b5"/>
    </style:style>
    <style:style style:name="T197" style:family="text">
      <style:text-properties officeooo:rsid="1bc9e6d8"/>
    </style:style>
    <style:style style:name="T198" style:family="text">
      <style:text-properties officeooo:rsid="1bcb4d71"/>
    </style:style>
    <style:style style:name="T199" style:family="text">
      <style:text-properties style:font-name="Liberation Serif" officeooo:rsid="1bedc647"/>
    </style:style>
    <style:style style:name="T200" style:family="text">
      <style:text-properties officeooo:rsid="1bf15d09"/>
    </style:style>
    <style:style style:name="T201" style:family="text">
      <style:text-properties officeooo:rsid="1c0b9e34"/>
    </style:style>
    <style:style style:name="T202" style:family="text">
      <style:text-properties officeooo:rsid="1c0cf8de"/>
    </style:style>
    <style:style style:name="T203" style:family="text">
      <style:text-properties officeooo:rsid="1c0ebf56"/>
    </style:style>
    <style:style style:name="T204" style:family="text">
      <style:text-properties officeooo:rsid="1c110e5e"/>
    </style:style>
    <style:style style:name="T205" style:family="text">
      <style:text-properties officeooo:rsid="1c124397"/>
    </style:style>
    <style:style style:name="T206" style:family="text">
      <style:text-properties officeooo:rsid="1c231b17"/>
    </style:style>
    <style:style style:name="T207" style:family="text">
      <style:text-properties officeooo:rsid="1c264d00"/>
    </style:style>
    <style:style style:name="T208" style:family="text">
      <style:text-properties officeooo:rsid="1c27e50b"/>
    </style:style>
    <style:style style:name="T209" style:family="text">
      <style:text-properties officeooo:rsid="1c30a7ff"/>
    </style:style>
    <style:style style:name="T210" style:family="text">
      <style:text-properties officeooo:rsid="1c3935f8"/>
    </style:style>
    <style:style style:name="T211" style:family="text">
      <style:text-properties officeooo:rsid="1c45cf17"/>
    </style:style>
    <style:style style:name="T212" style:family="text">
      <style:text-properties officeooo:rsid="1c4c99ed"/>
    </style:style>
    <style:style style:name="T213" style:family="text">
      <style:text-properties officeooo:rsid="1c5c8a9d"/>
    </style:style>
    <style:style style:name="T214" style:family="text">
      <style:text-properties officeooo:rsid="1c8cade5"/>
    </style:style>
    <style:style style:name="T215" style:family="text">
      <style:text-properties officeooo:rsid="1c923415"/>
    </style:style>
    <style:style style:name="T216" style:family="text">
      <style:text-properties officeooo:rsid="1ca0e2bb"/>
    </style:style>
    <style:style style:name="T217" style:family="text">
      <style:text-properties officeooo:rsid="1ca19145"/>
    </style:style>
    <style:style style:name="T218" style:family="text">
      <style:text-properties officeooo:rsid="1ca34020"/>
    </style:style>
    <style:style style:name="T219" style:family="text">
      <style:text-properties officeooo:rsid="1cb81c32"/>
    </style:style>
    <style:style style:name="T220" style:family="text">
      <style:text-properties officeooo:rsid="1cc67cc4"/>
    </style:style>
    <style:style style:name="T221" style:family="text">
      <style:text-properties officeooo:rsid="1cc70283"/>
    </style:style>
    <style:style style:name="T222" style:family="text">
      <style:text-properties officeooo:rsid="1cca8e4c"/>
    </style:style>
    <style:style style:name="T223" style:family="text">
      <style:text-properties officeooo:rsid="1ccbb130"/>
    </style:style>
    <style:style style:name="T224" style:family="text">
      <style:text-properties officeooo:rsid="1ccd7045"/>
    </style:style>
    <style:style style:name="T225" style:family="text">
      <style:text-properties officeooo:rsid="1ccfd6a6"/>
    </style:style>
    <style:style style:name="T226" style:family="text">
      <style:text-properties officeooo:rsid="1ce55a03"/>
    </style:style>
    <style:style style:name="T227" style:family="text">
      <style:text-properties officeooo:rsid="1ce5dff0"/>
    </style:style>
    <style:style style:name="T228" style:family="text">
      <style:text-properties officeooo:rsid="1cec513e"/>
    </style:style>
    <style:style style:name="T229" style:family="text">
      <style:text-properties officeooo:rsid="1cf4a7da"/>
    </style:style>
    <style:style style:name="T230" style:family="text">
      <style:text-properties officeooo:rsid="1cf56975"/>
    </style:style>
    <style:style style:name="T231" style:family="text">
      <style:text-properties officeooo:rsid="1cf96165"/>
    </style:style>
    <style:style style:name="T232" style:family="text">
      <style:text-properties fo:font-weight="bold" officeooo:rsid="1cf96165" style:font-weight-asian="bold" style:font-weight-complex="bold"/>
    </style:style>
    <style:style style:name="T233" style:family="text">
      <style:text-properties officeooo:rsid="1cfe51fa"/>
    </style:style>
    <style:style style:name="T234" style:family="text">
      <style:text-properties officeooo:rsid="1d00bc70"/>
    </style:style>
    <style:style style:name="T235" style:family="text">
      <style:text-properties officeooo:rsid="1d01bc29"/>
    </style:style>
    <style:style style:name="T236" style:family="text">
      <style:text-properties officeooo:rsid="1d0edf6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6">–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7">–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56">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57">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58">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8"><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54">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9">– <text:span text:style-name="T55">Галерными рабами?</text:span>– <text:span text:style-name="T55">рычит Чиклиц</text:span>– <text:span text:style-name="T56">Да ни за что, Богом клянусь. Для Де Милла меховые шпингалеты на погребу!</text:span></text:p>
      <text:p text:style-name="P59">Сразу за городской чертой, останки батареи А-4, <text:span text:style-name="T57">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57"> слизистой оболочки», Слотроп сидит прихлёбывая шампанское как шипучку, кивает, улыбается, изредка говорит </text:span><text:span text:style-name="T11">da, da</text:span><text:span text:style-name="T57">, чтобы казаться не тем, кто он есть.</text:span></text:p>
      <text:p text:style-name="P60">Они выезжают в указанное место на зелёном, ухмылистом штабном Форде. <text:span text:style-name="T58">Марви, как только втиснулся за руль, тут же превращается в алкоманьяка—</text:span><text:span text:style-name="T12">иииииррррр с</text:span><text:span text:style-name="T58">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61">Площадка это выгорелый круг зарастающий зеленью новой травы, посреди рощицы буков и ольхи. </text:p>
      <text:p text:style-name="P62">Металл камуфляжного окраса молча стоит среди призрачной толпы запоздалых одуванчиков, <text:span text:style-name="T59">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63">Красный, белый, синий мелькают из пыли на полу машины управления <text:span text:style-name="T60">полётом. Слотроп припадает на одно колено. Мандала </text:span><text:span text:style-name="T13">Schwarzkommando</text:span><text:span text:style-name="T60">: KEZVH. Он поднимает взгляд к хитрой толстогубой улыбке Марви.</text:span></text:p>
      <text:p text:style-name="P10">– <text:span text:style-name="T61">Да канешна. Как я не понил. На тибе ж </text:span><text:span text:style-name="T14">пагонав</text:span><text:span text:style-name="T61"> нету. Яснааа… ты типа Совейская КонРазведка. Ага ж?</text:span>– <text:span text:style-name="T61">Слотроп отводит глаза.</text:span>– <text:span text:style-name="T61">Эй. Эй, кавоты хошь набуть? А?</text:span>– <text:span text:style-name="T62">Улыбка исчезает,</text:span>– <text:span text:style-name="T62">Оп-па-а-а, тебя ж не полковник Чичерин падаслал. Он ещё </text:span><text:span text:style-name="T15">тот</text:span><text:span text:style-name="T62"> Руски.</text:span></text:p>
      <text:p text:style-name="P11">– <text:span text:style-name="T63">Поверьте,</text:span>– <text:span text:style-name="T63">подъемля мандалу, крест против вампира,</text:span>– <text:span text:style-name="T64">мой единственный интерес разобраться с проблемой </text:span><text:span text:style-name="T16">этих</text:span><text:span text:style-name="T64"> чёрных дьяволов.</text:span></text:p>
      <text:p text:style-name="P64">Улыбка возвращается, толстая пятерня ложится на локоть Слотропу. «<text:span text:style-name="T65">Вы нагатовилися их покаруселить, как падайдут ищо таваришши?»</text:span></text:p>
      <text:p text:style-name="P12">– <text:span text:style-name="T65">Покаруселить? Я не совсем понимаю о чём</text:span>—</text:p>
      <text:p text:style-name="P13"><text:soft-page-break/>– <text:span text:style-name="T17">Ты</text:span><text:span text:style-name="T65"> точна знаш. Канчай. Да эти ж </text:span><text:span text:style-name="T17">чёрномазики</text:span><text:span text:style-name="T65"> стоят лагерем за городам! Эй, Иван, эт </text:span><text:span text:style-name="T17">чёрт дери</text:span><text:span text:style-name="T65"> забава будет! Я сёдни цел день начищал сваво Кольта,</text:span>– <text:span text:style-name="T66">поглаживает свой пистолет в кобуре.</text:span>– <text:span text:style-name="T67">Забацаю сибе шапачку из чёрной кожи какова-то с те х’сосов и я те ни скажу кака его запчасть будит балтаца спозади, а? Ха?</text:span>– <text:span text:style-name="T68">И это так взвеселяет Чортова Чиклица, что готов задохнуться от смеха.</text:span></text:p>
      <text:p text:style-name="P14">– <text:span text:style-name="T69">Вообще-то,</text:span>– <text:span text:style-name="T69">Слотроп изобретает по ходу того, как говорит,</text:span>– <text:span text:style-name="T69">моя миссия в разведывательной координации,</text:span>– <text:span text:style-name="T69">хрен его знает, что это значит,</text:span>– <text:span text:style-name="T69">в подобных операциях. Моя задача тут, фактически, разведать позиции врага.</text:span></text:p>
      <text:p text:style-name="P15">– <text:span text:style-name="T70">Враг, этта тошна,</text:span>– <text:span text:style-name="T70">кивает Чиклиц.</text:span>– <text:span text:style-name="T70">У них оружие и всё такое. В руках негритоса должна быть только одна вещь </text:span><text:span text:style-name="T18">веник</text:span><text:span text:style-name="T70">!</text:span></text:p>
      <text:p text:style-name="P65">Марви хмурится: «Ну ты жа не ждёшь от нас, што ща пойдём с табой туда. <text:span text:style-name="T71">Магём те разаснить как туда, таваришш, но ты </text:span><text:span text:style-name="T19">ч</text:span><text:span text:style-name="T20">о</text:span><text:span text:style-name="T19">кнутый</text:span><text:span text:style-name="T71"> идти туда <text:s/>одиночкой. Чё те не падаждать? Атака ж пойдёт в полночь, ага? Оно те нада? Жди!</text:span></text:p>
      <text:p text:style-name="P16">– <text:span text:style-name="T72">Необходимо собрать информацию заранее,</text:span>– <text:span text:style-name="T72">с лицом для игры в покер, для покера, хорошо, хорошо...</text:span>– <text:span text:style-name="T73">не вам мне говорить насколько это важно...</text:span>– <text:span text:style-name="T74">полная полспудных смыслов пауза Лугоши,</text:span>– … <text:span text:style-name="T74">для </text:span><text:span text:style-name="T21">всех</text:span><text:span text:style-name="T74"> нас.</text:span></text:p>
      <text:p text:style-name="P17">– <text:span text:style-name="T75">Так что ему говорят где базируются </text:span><text:span text:style-name="T22">Schwarzkommando</text:span><text:span text:style-name="T75"> и подвозят до города, где бизнесмены подхватывают пару охочих </text:span><text:span text:style-name="T22">Fräuleins </text:span><text:span text:style-name="T76">и укатывают в сторону заката. Слотроп стоит в их выхлопных газах, бормочет:</text:span></text:p>
      <text:p text:style-name="P18">– <text:span text:style-name="T77">В следующий раз нарвёшься уже не на бисквитный торт, ты, жопа с ручкой….</text:span></text:p>
      <text:p text:style-name="P66">Ему потребовался <text:s/>час, чтобы доьраться до лагеря пешком <text:span text:style-name="T78">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67">Да! да что сталось с Imipolex G, с тем всем Джамфом, а и <text:span text:style-name="T79">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5"/>
      <text:p text:style-name="P126">ИСКА-АТЬ ИГОЛКУ В СТОГУ СЕ-Е-Е-НА!</text:p>
      <text:p text:style-name="P127">Ссссс<text:span text:style-name="T1">—</text:span>смотривинфракаких-то лучах полнолуния,</text:p>
      <text:p text:style-name="P127">(Что-то) ухватит тебяаааа!</text:p>
      <text:p text:style-name="P68"/>
      <text:p text:style-name="P69">Ноги ш<text:span text:style-name="T80">ушукаются</text:span> сквозь травы и растительность лугов, <text:span text:style-name="T80">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73">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70">Йа<text:span text:style-name="T1">—</text:span><text:span text:style-name="T9">та-та</text:span>, <text:span text:style-name="T81">ИСКА-АТЬ ИГОЛКУ В СТО—</text:span></text:p>
      <text:p text:style-name="P71">Нетнетнетнет <text:span text:style-name="T82">брось, Джексон, перестань дурить, надо </text:span><text:span text:style-name="T23">сосредоточиться</text:span><text:span text:style-name="T82">…. Теперь про S-Gerät—Окей, если получится найти S-Gerät и как Джамф вписывается во всё это, если смогу узнать, да да теперь Imipolex… <text:s/></text:span></text:p>
      <text:p text:style-name="P70"/>
      <text:p text:style-name="P128">—<text:span text:style-name="T83">в поисках (хм-м) полного шафраном погребка…</text:span></text:p>
      <text:p text:style-name="P19"/>
      <text:p text:style-name="P72"><text:soft-page-break/>О…</text:p>
      <text:p text:style-name="P75">И в этот примерно момент, <text:span text:style-name="T84">словно просто кто-то очень захотел и заставил появиться, возникает один-единственный укол иглой в небе: первая звезда. </text:span></text:p>
      <text:p text:style-name="P76">Пусть я успею предупредить их вовремя.</text:p>
      <text:p text:style-name="P77">Они переняли Слотропа между деревьев, <text:span text:style-name="T85">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78">Енцина тут нет, но <text:span text:style-name="T86">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86">»</text:span></text:p>
      <text:p text:style-name="P79">Слотроп сообщает: «Собираются напасть в полночь. Не знаю сколько будет, <text:span text:style-name="T87">но может вам лучше <text:s/>уйти».</text:span></text:p>
      <text:p text:style-name="P20">– <text:span text:style-name="T87">Может,</text:span>– <text:span text:style-name="T87">улыбается Андреас,</text:span>– <text:span text:style-name="T87">Ты ел?</text:span></text:p>
      <text:p text:style-name="P80">Спор, уйти или остаться, продолжается за ужином. <text:span text:style-name="T88">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1">– <text:span text:style-name="T89">Мы должны идти куда идём,</text:span>– <text:span text:style-name="T89">Андреас поясняет ему позже,</text:span>– <text:span text:style-name="T89">куда Мукуру хочет, чтоб мы шли.</text:span></text:p>
      <text:p text:style-name="P22">– <text:span text:style-name="T90">О. О, я думал вы тут что-то ищете, как и все другие. Как насчёт 00000?</text:span></text:p>
      <text:p text:style-name="P23">– <text:span text:style-name="T91">Всё в руках Мукуру. Он прячет это там, где хочет, чтоб мы искали.</text:span></text:p>
      <text:p text:style-name="P24">– <text:span text:style-name="T92">Слушай, у меня ест наводка по тому S-Gerät.</text:span>– <text:span text:style-name="T92">Он пересказывает историю Греты Эрдман</text:span>—<text:span text:style-name="T93">Хит, нефтеперегонный завод, имя Блисеро</text:span>—</text:p>
      <text:p text:style-name="P81"><text:span text:style-name="T9">Это</text:span> <text:span text:style-name="T103">дзинькнуло</text:span> знакомым звоночком. Грянуло гонгом, фактически. <text:span text:style-name="T94">Все переглядываются. «Так»,– Андреас весьма осторожно,– «это имя того Немца, <text:s/>командира батареи применившей S-Gerät?</text:span></text:p>
      <text:p text:style-name="P25">– <text:span text:style-name="T95">Я не знаю </text:span><text:span text:style-name="T25">применили</text:span><text:span text:style-name="T95"> ли они его. Блисеро отвёз женщину на завод, где его либо собирали, либо изготовили какую-то часть его, из пластика, что называется Imipolex G.</text:span></text:p>
      <text:p text:style-name="P26">– <text:span text:style-name="T96">И она не сказала где именно.</text:span></text:p>
      <text:p text:style-name="P26">– <text:span text:style-name="T97">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7">– <text:span text:style-name="T98">Спасибо.</text:span></text:p>
      <text:p text:style-name="P28">– <text:span text:style-name="T98">Не за что. Можете мне кое-что сказать теперь.</text:span>– <text:span text:style-name="T99">Он вытаскивает найденную им мандалу.</text:span>– <text:span text:style-name="T99">Что это значит?</text:span></text:p>
      <text:p text:style-name="P82">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83">Четыре стабилизатора <text:span text:style-name="T100">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00">, </text:span><text:soft-page-break/><text:span text:style-name="T100">что наша судьба связана с её собственной. Что нас переместила армия Троты для того, чтобы мы нашли Агрегат. </text:span></text:p>
      <text:p text:style-name="P95">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95"><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79"><text:span text:style-name="T9">Schwarzkommando</text:span> <text:span text:style-name="T101">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84">(а) с земли имелась радиосвязь с S-Gerät, <text:span text:style-name="T102">но лишь в таком направлении,</text:span></text:p>
      <text:p text:style-name="P85">(б) имелась проблема между сервоприводом и дополнительной линий кислорода проложенной понапраавлению к корме от основного бака,</text:p>
      <text:p text:style-name="P86">(в) Вайсман не только координировал проект S-Gerät в Нордхаузене, но ещё и командовал батареей запустившей Ракету 00000.</text:p>
      <text:p text:style-name="P87">Тотальный шпионаж. <text:span text:style-name="T104">Кусочек за кусочкам эта мозаика растёт. Чичерин, без сейфа, носит её в своём мозгу. Каждый кусок и осколочекк вписывается. Куда более ценная чем мозаика Равенны, иногда предстаёт на фоне это неба крахмального цвета….</text:span></text:p>
      <text:p text:style-name="P88">Радиосвязь + кислород = форсажная камера некоего рода. <text:span text:style-name="T105">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89">Но разве та форсажная камера не добавит асимметричного сгорания, и не будет ли нагрев больше, чем конструк<text:span text:style-name="T106">ц</text:span>ия способна выдержать? <text:span text:style-name="T107">Чёрт, почему он не захватил хоть </text:span><text:span text:style-name="T27">какого-нибудь </text:span><text:span text:style-name="T107"><text:s/>специалиста движущей системы? Или Американцы их всех собрали?</text:span></text:p>
      <text:p text:style-name="P90">Майор Марви, охотничий нож в зубах и два автомата Томсона упёрты в бёдра, <text:span text:style-name="T108">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91">О, он <text:span text:style-name="T9">нюхом чует</text:span> Енцина… <text:span text:style-name="T109">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09">….</text:span></text:p>
      <text:p text:style-name="P92">Но в эту ночь стало на квантовый скачок ближе. <text:span text:style-name="T110">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10">…</text:span></text:p>
      <text:p text:style-name="P93">А тем временем, что за таинственный <text:span text:style-name="T111">агент с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11">в Барселоне </text:span><text:span text:style-name="T30">si me quieres escribir </text:span><text:span text:style-name="T112">ты уже знаешь, где я остановлюсь… холод в кончике твоего пальца счищающего кожуру, неизлечимо нагрянувший холод….</text:span></text:p>
      <text:p text:style-name="P29">– <text:span text:style-name="T113">Послушай,</text:span>– <text:span text:style-name="T113">Марви уже на поддаче и разозлён,</text:span>– <text:span text:style-name="T113">када мы даберёмся до тех х’сосов?</text:span></text:p>
      <text:p text:style-name="P30">– <text:span text:style-name="T114">Никуда не денутся, можешь не сомневаться.</text:span></text:p>
      <text:p text:style-name="P31">– <text:span text:style-name="T115">Ты ба знал ка </text:span><text:span text:style-name="T31">на мня</text:span><text:span text:style-name="T115"> давют с Парижа! Со штаба! Фантастика! Тама навирху есь люди шо им ба покончать тех <text:s/>х’сосов прям </text:span><text:span text:style-name="T31">щас</text:span><text:span text:style-name="T115">. А то ж нажмут кнопку и не видать мне Мексиканских шлюх скоко </text:span><text:span text:style-name="T31">живу</text:span><text:span text:style-name="T115">. Типерь сичёш чё те черномазики удумали, хто-та должон становить их покуда не трахнули, блядь</text:span>—</text:p>
      <text:p text:style-name="P32">– <text:span text:style-name="T116">Этот человек из разведки, что ты видел</text:span>—<text:span text:style-name="T117">политика наших правительств легко может овпадать</text:span>—</text:p>
      <text:p text:style-name="P32">– <text:span text:style-name="T117">Те в спину не дышит Дженерал Электрик. <text:s/>Дилон… Рид… Стандарт Ойл… блядь….</text:span></text:p>
      <text:p text:style-name="P33">– <text:span text:style-name="T118">Так это так и надо, парни,</text:span>– <text:span text:style-name="T118">вмешивается Чортов Чиклиц.</text:span>– <text:span text:style-name="T119">Тут </text:span><text:span text:style-name="T32"><text:tab/></text:span><text:span text:style-name="T119">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19"> твоя </text:span><text:span text:style-name="T32">делает</text:span><text:span text:style-name="T119">! Вам </text:span><text:span text:style-name="T32">понятно</text:span><text:span text:style-name="T119">?</text:span></text:p>
      <text:p text:style-name="P94">Что <text:s/>за дела <text:span text:style-name="T120">тут</text:span>? Политический диспут? <text:span text:style-name="T121">Мало унижения, что упущены </text:span><text:span text:style-name="T33">Schwarzkommando</text:span><text:span text:style-name="T121">, нет, ещё не всё, не думай, что легко отделаешься….</text:span></text:p>
      <text:p text:style-name="P34">– <text:span text:style-name="T121">А и как насчёт Герберта Гувера?</text:span>– <text:span text:style-name="T122">Чиклиц вскрикивает.</text:span>– <text:span text:style-name="T123">Он пришёл и </text:span><text:span text:style-name="T34">накормил</text:span><text:span text:style-name="T123"> ваш народ, когда вы голодали. Тут </text:span><text:span text:style-name="T34">любят</text:span><text:span text:style-name="T123"> Гувера</text:span>—</text:p>
      <text:p text:style-name="P35">– <text:span text:style-name="T124">Да— Чичерин его прерывает,</text:span>– <text:span text:style-name="T125">что Дженерал Электрик тут делает, кстати?</text:span></text:p>
      <text:p text:style-name="P96">Дружеский подмиг от майора Марви: «<text:span text:style-name="T126">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6">– <text:span text:style-name="T127">Своп Еврей,</text:span>– <text:span text:style-name="T127">грит Чиклиц.</text:span></text:p>
      <text:p text:style-name="P37">– <text:span text:style-name="T128">Неа</text:span>—<text:span text:style-name="T128">Чортов, сам низнаиш чё гриш.</text:span></text:p>
      <text:p text:style-name="P38">– <text:span text:style-name="T129">Я те грю</text:span>— <text:span text:style-name="T129">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97">Марви спрашивать без толку. Он уже слишком пьян, чтобы держаться какой-либо одной теме. «<text:span text:style-name="T130">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130"> <text:s/>Farben! Йааах-ха-ха-ха!»</text:span></text:p>
      <text:p text:style-name="P98">Чортов Чиклиц переключился на свою обычную хохму с Элеонор Рузвельт: «<text:span text:style-name="T131">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131"> достаётся пирожное!»</text:span></text:p>
      <text:p text:style-name="P99">О, Вимпе! <text:span text:style-name="T132">Старый</text:span> V-<text:span text:style-name="T132">трудяга, не ты ли это сказал? </text:span><text:s/><text:span text:style-name="T133">Что твоя <text:s/>IG станет</text:span><text:span text:style-name="T37"> истинной моделью держав?</text:span></text:p>
      <text:p text:style-name="P100">Так оно доходит Чичерину тут на поляне, <text:span text:style-name="T134">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9">– <text:span text:style-name="T135">И, между прочим.</text:span>– <text:span text:style-name="T136">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40"><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137">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101">Имеются ли соглашения, на которые Сталин не пойдёт… <text:span text:style-name="T138">и даже </text:span><text:span text:style-name="T39">ничего не знает</text:span><text:span text:style-name="T138">?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102">Он будет тосковать о Свете, а о Пальце нет. <text:span text:style-name="T139">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139">… и….</text:span></text:p>
      <text:p text:style-name="P103">И когда Они узнают, что я не тот, за кого они меня принимают… <text:span text:style-name="T140">и с чего это Марви так на меня сейчас смотрит, <text:s/>глаза выпучил… о, не паникуй, не давай пищи его безумию, он просто по эту сторону от… от….</text:span></text:p>
      <text:p text:style-name="P103"><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04">В Каксэвен, лето замедляясь, дрейфует в Каксэвен. <text:span text:style-name="T141">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142">Δ</text:span><text:span text:style-name="T143">х и </text:span><text:span text:style-name="T142">Δ</text:span><text:span text:style-name="T143">у, сводя их ко всё более и более мелким, </text:span><text:span text:style-name="T144">приближая к нулю, </text:span><text:span text:style-name="T145">пока</text:span><text:span text:style-name="T144"> армии вечно уменьшающихся карликов </text:span><text:span text:style-name="T145">неслись галопом вверх по этим ступеням и снова вниз, </text:span><text:span text:style-name="T146">перестук их крохотных ног </text:span><text:span text:style-name="T147">становился всё тоньше, </text:span><text:span text:style-name="T148">сглаживаясь в ровный звук. </text:span><text:span text:style-name="T149">Это аналитическое наследие </text:span><text:span text:style-name="T150">передавалось неизменным</text:span><text:span text:style-name="T151">—</text:span><text:span text:style-name="T152">оно позволило технарям в Пенемюнде просматривать </text:span><text:span text:style-name="T153">плёнки Аскания </text:span><text:span text:style-name="T154">о</text:span><text:span text:style-name="T153"> полёт</text:span><text:span text:style-name="T154">е</text:span><text:span text:style-name="T153"> Ракет</text:span><text:span text:style-name="T154">ы</text:span><text:span text:style-name="T153">, <text:s/></text:span><text:span text:style-name="T154">кадр за кадром, </text:span><text:span text:style-name="T142"><text:s/>Δ</text:span><text:span text:style-name="T143">х и </text:span><text:span text:style-name="T142">Δ</text:span><text:span text:style-name="T143">у, </text:span><text:span text:style-name="T155">оставаясь сами вне полёта… </text:span><text:span text:style-name="T156">плёнка и исчисление, две порнографии полёта. </text:span><text:span text:style-name="T157">Напоминания о импотен</text:span><text:span text:style-name="T158">ции</text:span><text:span text:style-name="T157"> и </text:span><text:span text:style-name="T158">абстрагировании, </text:span><text:span text:style-name="T159">каменные очертания Treppengiebel, целые и разбитые, </text:span><text:span text:style-name="T160">возникают теперь над зелёными равнинами, </text:span><text:span text:style-name="T161">и держатся какое-то время, и уходят: </text:span><text:span text:style-name="T162">в тни их дети с волосами как сено играют в </text:span><text:span text:style-name="T163">Himmel</text:span><text:span text:style-name="T162"> и </text:span><text:span text:style-name="T163">Hölle</text:span><text:span text:style-name="T162">, </text:span><text:span text:style-name="T164">прыгая на деревенские мостовые с неба в ад </text:span><text:span text:style-name="T165">и в небо постепенно, по ступеням, </text:span><text:span text:style-name="T166">порою</text:span><text:span text:style-name="T165"> позволяя </text:span><text:span text:style-name="T166">и </text:span><text:span text:style-name="T165">Слотропу поп</text:span><text:span text:style-name="T166">ытаться</text:span><text:span text:style-name="T165">, </text:span><text:span text:style-name="T166">иногда исчезая в тёмные проулки, где дома постарше, многооконные и горестные, </text:span><text:span text:style-name="T167">склоняются вечно к соседним через улочку, </text:span><text:span text:style-name="T168">почти соприкасаясь над головой, </text:span><text:span text:style-name="T169">только узкая полынья молочного неба между ними</text:span><text:span text:style-name="T158">. </text:span></text:p>
      <text:p text:style-name="P105">С наступлением темноты дети бродят по улицам <text:span text:style-name="T173">с круглыми бумажными фонариками в руках, распевают </text:span><text:span text:style-name="T41">Laterne, Laterne, Sonne, Mond und Sterne…</text:span><text:span text:style-name="T173"> сферы в деревенских сумерках, бледные </text:span><text:soft-page-break/><text:span text:style-name="T173">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107">В текущем году, однако, празднование в опасности. <text:span text:style-name="T174">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1">– <text:span text:style-name="T175">Ты самый толстый толстяк в мире.</text:span></text:p>
      <text:p text:style-name="P41">– <text:span text:style-name="T176">Он толще любого в деревне.</text:span></text:p>
      <text:p text:style-name="P42">– <text:span text:style-name="T177">Ты же будешь? Будешь?</text:span></text:p>
      <text:p text:style-name="P44">– <text:span text:style-name="T177">Ну, не </text:span><text:span text:style-name="T42">такой уж </text:span><text:span text:style-name="T177">я и толстый... </text:span></text:p>
      <text:p text:style-name="P44">– <text:span text:style-name="T178">Вот я же тебе говорил, что кто-то подвернётся.</text:span></text:p>
      <text:p text:style-name="P43">– ...<text:span text:style-name="T179">погодите-ка, буду я что?</text:span></text:p>
      <text:p text:style-name="P47">– Будешь Плечацунга завтра.</text:p>
      <text:p text:style-name="P47">– Пожалуйста.</text:p>
      <text:p text:style-name="P108">При его мягкотелости в этот период, Слотроп поддаётся. <text:span text:style-name="T180">Его вытаскивают из травяной постели в центр, в городское правление. В подвале костюмы и бутафория для </text:span><text:span text:style-name="T43">Schweinheldfest</text:span><text:span text:style-name="T180">—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109">Толпа на следующее утро невелика и благодушна: <text:span text:style-name="T181">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182">не не означает чего-то ещё, из толокна.</text:span></text:p>
      <text:p text:style-name="P45">– <text:s/><text:span text:style-name="T44">Haferschleim, </text:span><text:span text:style-name="T182">Фриц?</text:span>– <text:span text:style-name="T183">Он хряпнул ещё, жалея, что спросил.</text:span></text:p>
      <text:p text:style-name="P106"><text:span text:style-name="T1">– <text:s/></text:span><text:span text:style-name="T44">Haferschleim, <text:s/>ja.</text:span><text:span text:style-name="T1"> </text:span></text:p>
      <text:p text:style-name="P46">– <text:s/><text:span text:style-name="T184">Ну, <text:s/></text:span><text:span text:style-name="T44">Haferschleim </text:span><text:span text:style-name="T184">лучше, чем ничего, хо, хо…</text:span><text:span text:style-name="T44"> </text:span>– <text:span text:style-name="T184">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185">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186">Вихляясь, с широчайшей ухмылкой, Слотроп выкрикивает свои слова: «Я гнев Донара</text:span>—<text:span text:style-name="T186">и сегодня вы будете мне наковальней!»</text:span>– <text:span text:style-name="T187">Прочь все они бросились хорошей орущей погоней по </text:span><text:soft-page-break/><text:span text:style-name="T187">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187">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110">Мирный, пьяный день, <text:span text:style-name="T188">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111">Слотрп возвращается из коричневой задней комнаты трубочного-дыма-и-капусты маленького кафе <text:span text:style-name="T189">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112">Эти появляющиеся в толпе водоворотики обычн<text:span text:style-name="T190">ый признак</text:span> чёрн<text:span text:style-name="T190">ого</text:span> рын<text:span text:style-name="T190">ка</text:span>. <text:span text:style-name="T191">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191">,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191"> этого дня таили их?</text:span></text:p>
      <text:p text:style-name="P113">Материализуясь из их <text:s/>таинственной тиши <text:span text:style-name="T192">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114">Чему удивляться. Полицаи подавляют эти трансакции <text:span text:style-name="T193">в точности как должно быть разгоняли анти-Нацистские выступления до Войны, валят с этими своими, хмм </text:span><text:span text:style-name="T47">ja</text:span><text:span text:style-name="T193">,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193">, и можешь биться об заклад, лягаши от счастья себя не помнят.</text:span></text:p>
      <text:p text:style-name="P115">Скоро к ним подтягивается Российское подкрепление, три грузовика <text:span text:style-name="T194">молодых Азиатов в гимнастёрках, которые похоже вообще не знают где это они, просто привезли откуда-то где </text:span><text:soft-page-break/><text:span text:style-name="T194">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194"> вторжение иноземцев? Крохотная девчушка уцепилась за его ногу, выкликая имя </text:span><text:span text:style-name="T48">Schweinheld’а</text:span><text:span text:style-name="T194">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116">Из улицы в гавань. Полиция перестала бить людей и начали <text:span text:style-name="T195">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8">– <text:span text:style-name="T196">Есть ордер на твой арест.</text:span></text:p>
      <text:p text:style-name="P48">– <text:span text:style-name="T196">Ещё чего? Они и без бумажек работают во всю.</text:span></text:p>
      <text:p text:style-name="P49">– <text:span text:style-name="T197">Русские нашли твою форму, думают, что ты дезертир.</text:span></text:p>
      <text:p text:style-name="P49">– <text:span text:style-name="T197">Это точно.</text:span></text:p>
      <text:p text:style-name="P117">Она уводит Слотропа к себе домой: в его костюме свиньи. <text:span text:style-name="T198">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198">,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198">,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170">Δ</text:span><text:span text:style-name="T171">х</text:span><text:span text:style-name="T172">’</text:span><text:span text:style-name="T171">ы и </text:span><text:span text:style-name="T170">Δ</text:span><text:span text:style-name="T171">у</text:span><text:span text:style-name="T172">’</text:span><text:span text:style-name="T171">и</text:span><text:span text:style-name="T199"> </text:span><text:span text:style-name="T198">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118">Даже теперь, лёжа рядом с чужаком переодетым свиньёй, <text:span text:style-name="T200">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200">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50">– <text:span text:style-name="T201">Луны нет,</text:span>– <text:span text:style-name="T201">шепчет она, глаза подрагивают, но она не отводит их.</text:span></text:p>
      <text:p text:style-name="P51">– <text:span text:style-name="T202">Каким путём лучше покинуть город?</text:span></text:p>
      <text:p text:style-name="P119">Она знает сотни таких. Его сердце, кончики пальцев, щемят от стыда.</text:p>
      <text:p text:style-name="P51">– <text:span text:style-name="T203">Я тебе покажу.</text:span></text:p>
      <text:p text:style-name="P52">– <text:span text:style-name="T203">Тебе не обязательно.</text:span></text:p>
      <text:p text:style-name="P52">– <text:span text:style-name="T203">Я так хочу.</text:span></text:p>
      <text:p text:style-name="P120">Её мать даёт Слотропу пару плюшек заныкать под <text:span text:style-name="T204">его </text:span>костюм свиньи. <text:span text:style-name="T205">Она бы нашла во что ему переодеться, но вся одежда её мужа пошла в обмен на продукты на </text:span><text:span text:style-name="T50">Tauschzentrale</text:span><text:span text:style-name="T205">.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129">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121">Городские вотрота высоки и тощи, <text:span text:style-name="T206">со ступенями в никуда выше них. Дорога прочь поворачивает через стрельчатый проём, уходит в ночные луга.</text:span></text:p>
      <text:p text:style-name="P53">– <text:span text:style-name="T207">Я хочу уйти с тобой,</text:span>– <text:span text:style-name="T207">Но она не движется сделать шаг сквозь арку вместе с ним.</text:span></text:p>
      <text:p text:style-name="P54">– <text:span text:style-name="T207">Может я ещё вернусь.</text:span>– <text:span text:style-name="T208">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209">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122">Понятливая девушка, спокойной ночи. <text:span text:style-name="T210">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123">Он держится открытой местности, спит когда <text:span text:style-name="T211">слишком</text:span> у<text:span text:style-name="T211">ставший для</text:span> ходьбы, <text:span text:style-name="T211">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5"><text:soft-page-break/>– <text:span text:style-name="T212">Погоди. А как тебе это?</text:span>– <text:span text:style-name="T212">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124">Слотроп голоден. «Пошли. Нам надо найти завтрак».<text:span text:style-name="T1">– У небольшого пруда рядом</text:span> <text:span text:style-name="T213">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213">,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125">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130"><text:span text:style-name="T214">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span></text:p>
      <text:p text:style-name="P131">Вскоре они стали завора<text:span text:style-name="T215">ч</text:span>ивать к морю. <text:span text:style-name="T215">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131"/>
      <text:p text:style-name="P145">Свинья весёлый попутчик,</text:p>
      <text:p text:style-name="P145">Кабан, свиноматка, подсвинок,</text:p>
      <text:p text:style-name="P146">Свинья это друг, кто поддержит всегда</text:p>
      <text:p text:style-name="P146">Хоть <text:span text:style-name="T217">и </text:span>горы <text:span text:style-name="T217">бы </text:span>на бок <text:span text:style-name="T217">свалились</text:span></text:p>
      <text:p text:style-name="P146">Когда тебя облапошили, <text:span text:style-name="T217">и на тебя ополчились,</text:span></text:p>
      <text:p text:style-name="P146">Когда весь свет против тебя</text:p>
      <text:p text:style-name="P147">И беспросветно всё вокруг,</text:p>
      <text:p text:style-name="P147">Свинья <text:span text:style-name="T216">тебя</text:span> не подведёт, </text:p>
      <text:p text:style-name="P147">Свинья самый верный друг!</text:p>
      <text:p text:style-name="P46"/>
      <text:p text:style-name="P132"><text:soft-page-break/>С наступлением ночи они зашли в полосу леса. <text:span text:style-name="T218">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133">На следующий день, около полудня, они заходят в медленно увядающий город, <text:span text:style-name="T219">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134">– <text:span text:style-name="T220">Фрида,</text:span>– <text:span text:style-name="T220">зовёт голос из синей тени позади стены. Хрюкая, ухмыляясь, свинья полнится гордостью</text:span>—<text:span text:style-name="T221">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222">Я Пёклер. Спасибо, что привели её домой.</text:span></text:p>
      <text:p text:style-name="P134">– <text:span text:style-name="T222">Нет, нет</text:span>—<text:span text:style-name="T222">она меня привела</text:span></text:p>
      <text:p text:style-name="P134">– <text:span text:style-name="T222">Да.</text:span></text:p>
      <text:p text:style-name="P139">Пёклер живёт в подвале городского совета. <text:span text:style-name="T223">У него есть кофе закипающий на горящем в плите плавняке.</text:span></text:p>
      <text:p text:style-name="P135">– <text:span text:style-name="T224">Вы играете в шахматы? </text:span></text:p>
      <text:p text:style-name="P140">Фрида лезет со своими подсказками. <text:span text:style-name="T225">Слотроп больше опирается на суеверие, чем на стратегию, всё внимание на защиту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225">?</text:span></text:p>
      <text:p text:style-name="P141">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136">– <text:span text:style-name="T226">Позвольте хотя бы расскажу свою историю,</text:span>– <text:span text:style-name="T227">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228">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137"><text:soft-page-break/>– Schwarzgerät,– <text:span text:style-name="T229">покачивает Пёклер головой,</text:span>– <text:span text:style-name="T230">я не знаю что это такое. Никогда не интересовался. Это действительно что вам нужно?</text:span></text:p>
      <text:p text:style-name="P142">Слотроп призадумывается. На их чашки с кофе падает свет солнца в окне <text:span text:style-name="T231">и отскакивает вверх в потолок, покачивающимися эллипсами синевы. «Не знаю. Кроме той типа личной связи с</text:span><text:span text:style-name="T232"> </text:span><text:span text:style-name="T231">Imipolex G. . . .»</text:span></text:p>
      <text:p text:style-name="P138">– <text:span text:style-name="T233">Это ароматический полиимид,</text:span>– <text:span text:style-name="T233">Пёклер прячет пистолет обратно под свою рубашку.</text:span></text:p>
      <text:p text:style-name="P138">– <text:span text:style-name="T233">Раскажите мне о нём,</text:span>– <text:span text:style-name="T233">грит Слотроп.</text:span></text:p>
      <text:p text:style-name="P143">Ну, но не раньше, чем он рассказал что-то про Ильзе <text:s/><text:span text:style-name="T234">и её </text:span>летние возвраты, <text:span text:style-name="T235">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144">Она всё ещё с тобой, хотя всё труднее различается с течением дней, <text:span text:style-name="T236">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ать частью твоих самых горестных снов.</text:span></text:p>
      <text:p text:style-name="P144"><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33"/>
      <text:p text:style-name="P4"/>
      <text:p text:style-name="P2">– </text:p>
      <text:p text:style-name="P1">—</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05T11:27:55.227270664</dc:date>
    <meta:editing-duration>P14DT5H19M55S</meta:editing-duration>
    <meta:editing-cycles>7348</meta:editing-cycles>
    <meta:generator>LibreOffice/6.1.5.2$Linux_X86_64 LibreOffice_project/10$Build-2</meta:generator>
    <meta:document-statistic meta:table-count="0" meta:image-count="4" meta:object-count="0" meta:page-count="14" meta:paragraph-count="164" meta:word-count="7192" meta:character-count="48207" meta:non-whitespace-character-count="41061"/>
  </office:meta>
</office:document-meta>
</file>